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ourcesanspro-regular-webfont" svg:font-family="sourcesanspro-regular-webfont, Helvetica, Arial, Verdana, sans-serif"/>
    <style:font-face style:name="FreeSans1" svg:font-family="FreeSans" style:font-family-generic="swiss"/>
    <style:font-face style:name="Calibri" svg:font-family="Calibri"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style:font-name="DejaVu Sans" fo:font-size="11pt" fo:font-style="normal" style:text-underline-style="none" fo:font-weight="normal" style:font-size-asian="11pt" style:font-style-asian="normal" style:font-weight-asian="normal" style:font-size-complex="11pt" style:font-style-complex="normal" style:font-weight-complex="normal"/>
    </style:style>
    <style:style style:name="P2" style:family="paragraph" style:parent-style-name="Text_20_body">
      <style:text-properties style:font-name="DejaVu Sans" fo:font-size="11pt" fo:font-style="normal" style:text-underline-style="none" fo:font-weight="normal" officeooo:paragraph-rsid="001c62d2" style:font-size-asian="11pt" style:font-style-asian="normal" style:font-weight-asian="normal" style:font-size-complex="11pt" style:font-style-complex="normal" style:font-weight-complex="normal"/>
    </style:style>
    <style:style style:name="P3" style:family="paragraph" style:parent-style-name="Text_20_body">
      <style:text-properties style:font-name="DejaVu Sans" fo:font-size="11pt" fo:font-style="normal" style:text-underline-style="none" fo:font-weight="normal" officeooo:rsid="001c62d2" officeooo:paragraph-rsid="001c62d2" style:font-size-asian="11pt" style:font-style-asian="normal" style:font-weight-asian="normal" style:font-size-complex="11pt" style:font-style-complex="normal" style:font-weight-complex="normal"/>
    </style:style>
    <style:style style:name="P4" style:family="paragraph" style:parent-style-name="Text_20_body">
      <style:text-properties style:font-name="DejaVu Sans" fo:font-size="11pt" fo:font-style="normal" style:text-underline-style="none" fo:font-weight="normal" officeooo:rsid="001e56e8" officeooo:paragraph-rsid="001e56e8" style:font-size-asian="11pt" style:font-style-asian="normal" style:font-weight-asian="normal" style:font-size-complex="11pt" style:font-style-complex="normal" style:font-weight-complex="normal"/>
    </style:style>
    <style:style style:name="P5" style:family="paragraph" style:parent-style-name="Text_20_body">
      <style:text-properties style:font-name="DejaVu Sans" fo:font-size="11pt" fo:font-style="normal" style:text-underline-style="none" fo:font-weight="normal" officeooo:rsid="00201dcd" officeooo:paragraph-rsid="00201dcd" style:font-size-asian="11pt" style:font-style-asian="normal" style:font-weight-asian="normal" style:font-size-complex="11pt" style:font-style-complex="normal" style:font-weight-complex="normal"/>
    </style:style>
    <style:style style:name="P6" style:family="paragraph" style:parent-style-name="Text_20_body">
      <style:text-properties style:font-name="DejaVu Sans" fo:font-size="15pt" fo:font-style="normal" style:text-underline-style="none" fo:font-weight="normal" officeooo:rsid="0021cf75" style:font-size-asian="15pt" style:font-style-asian="normal" style:font-weight-asian="normal" style:font-size-complex="15pt" style:font-style-complex="normal" style:font-weight-complex="normal"/>
    </style:style>
    <style:style style:name="P7" style:family="paragraph" style:parent-style-name="Text_20_body" style:master-page-name="Standard">
      <style:paragraph-properties style:page-number="auto"/>
      <style:text-properties style:font-name="DejaVu Sans" fo:font-size="11pt" fo:font-style="normal" style:text-underline-style="none" fo:font-weight="normal" officeooo:rsid="001c62d2" officeooo:paragraph-rsid="001c62d2" style:font-size-asian="11pt" style:font-style-asian="normal" style:font-weight-asian="normal" style:font-size-complex="11pt" style:font-style-complex="normal" style:font-weight-complex="normal"/>
    </style:style>
    <style:style style:name="T1" style:family="text">
      <style:text-properties fo:font-variant="normal" fo:text-transform="none" fo:color="#111111" fo:letter-spacing="normal"/>
    </style:style>
    <style:style style:name="T2" style:family="text">
      <style:text-properties officeooo:rsid="001c62d2"/>
    </style:style>
    <style:style style:name="T3" style:family="text">
      <style:text-properties officeooo:rsid="001e56e8"/>
    </style:style>
    <style:style style:name="T4" style:family="text">
      <style:text-properties officeooo:rsid="00201dcd"/>
    </style:style>
    <style:style style:name="T5" style:family="text">
      <style:text-properties fo:font-size="22pt" style:font-size-asian="22pt" style:font-size-complex="2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his tries to link 2 of the feilds of immense interest: Stock amrkets and Cricket. It tries to emulate a basic strategy of algorithmic tradiing in the selection of batsmen. </text:p>
      <text:p text:style-name="P1">Using Crossover strategy to determine Batsman form</text:p>
      <text:p text:style-name="P1">Rollign Averages: The mean computed taking t<text:span text:style-name="T2">h</text:span>e va<text:span text:style-name="T2">lu</text:span>es of some previous days value ay for the last 10 days (for short moing average) <text:s text:c="2"/>or say over the last 50 days for long term moving averages. The moving average for the next day is calculated by excluding the value of first day and incluign the katest value of today or present day. <text:span text:style-name="T1">A 10-day MA would average out the closing prices for the first 10 days as the first data point. The next data point would drop the earliest price, add the price on day 11 and take the average.  The most common applications of MAs are to identify the trend direction and to determine support and resistance levels. </text:span></text:p>
      <text:p text:style-name="P1">Crossover Strategy in Stock Tradnng <text:s/>: </text:p>
      <text:p text:style-name="P1">Investors using moving average as an indicator to detct stock price movement ie. Weather it is rising or falling. A basic startegy involving moving averages is <text:s/>Crossover techhnique </text:p>
      <text:p text:style-name="P2">Take 2 MA's one long term (say 50 days) and one short term (say 10 days). A crossover will be the points where the plots intersect ie. The points where the short term moving averages become higher than long term MA <text:s/>and vice cersa. A buy signal is triggered when the short term MA crosses above the long term MA ( Short term MA <text:s/>&gt; Lon<text:span text:style-name="T3">g</text:span> Term MA) which indicates that the stock prices are startgn to rise up. Similarly a SELL Signal s triggered when the Short Term MA crosses below Long Term MA ( ShortTerm &lt; Long Term MA) indicatign prices are startign to go down and the investor should steer clear from the stock and sell the stocks if any.</text:p>
      <text:p text:style-name="P2"><text:span text:style-name="T2">Linking in Cricket: </text:span></text:p>
      <text:p text:style-name="P4">Batsmen are usually termed to be as in-form (performing well) or out-of form (uderperforming). An analogy can be developed with the stock market and teh crcike ecosystem with the players beign analogous to the stock copany and the runs they score being analogous to the price of the stock. </text:p>
      <text:p text:style-name="P4">The strategy used is no <text:span text:style-name="T4">different in the field o cricket. We compute 2 Mas: one short term (say for 4 innings) and one logn term (say for 15 innings). Insteadd of the prices, we use the runs scored by the batsman in that particular innings. </text:span></text:p>
      <text:p text:style-name="P5">If there is a crossover where the short term MA becomes higher than long term MA, it indicates batsman will be in-form and will score good runs in upcoming few <text:s/>innings and will be in form. Similarly if there is a crossover where the short term MA becomes lower than Long trm MA, the batsman is expected to perform poorly in teh next few matches. </text:p>
      <text:p text:style-name="P3"/>
      <text:p text:style-name="P2"><text:soft-page-break/><text:s/></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ourcesanspro-regular-webfont" svg:font-family="sourcesanspro-regular-webfont, Helvetica, Arial, Verdana, sans-serif"/>
    <style:font-face style:name="FreeSans1" svg:font-family="FreeSans" style:font-family-generic="swiss"/>
    <style:font-face style:name="Calibri" svg:font-family="Calibri"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IN" style:letter-kerning="true" style:font-name-asian="Droid Sans Fallback" style:font-size-asian="11pt" style:language-asian="en" style:country-asian="US" style:font-name-complex="F" style:font-size-complex="11pt" style:language-complex="ar" style:country-complex="SA"/>
    </style:default-style>
    <style:default-style style:family="paragraph">
      <style:paragraph-properties fo:margin-top="0cm" fo:margin-bottom="0.353cm" style:contextual-spacing="false"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IN" style:letter-kerning="true" style:font-name-asian="Droid Sans Fallback"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s</meta:initial-creator>
    <meta:editing-cycles>3</meta:editing-cycles>
    <meta:creation-date>2016-12-03T07:46:00</meta:creation-date>
    <dc:date>2016-12-03T16:58:07.907674445</dc:date>
    <meta:editing-duration>PT5S</meta:editing-duration>
    <meta:generator>LibreOffice/4.2.8.2$Linux_X86_64 LibreOffice_project/420m0$Build-2</meta:generator>
    <meta:document-statistic meta:table-count="0" meta:image-count="0" meta:object-count="0" meta:page-count="2" meta:paragraph-count="11" meta:word-count="475" meta:character-count="2633" meta:non-whitespace-character-count="2151"/>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